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, Arial"/>
    <style:font-face style:name="Helvetica" svg:font-family="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Helvetica" fo:font-size="10.5pt" fo:letter-spacing="normal" fo:font-style="normal" fo:font-weight="normal"/>
    </style:style>
    <style:style style:name="P2" style:family="paragraph" style:parent-style-name="Text_20_body">
      <loext:graphic-properties draw:fill="solid" draw:fill-color="#fffffe" draw:opacity="100%"/>
      <style:paragraph-properties fo:margin-left="0cm" fo:margin-right="0cm" fo:margin-top="0cm" fo:margin-bottom="0.265cm" loext:contextual-spacing="false" style:line-height-at-least="0.423cm" fo:orphans="2" fo:widows="2" fo:text-indent="0cm" style:auto-text-indent="false" fo:background-color="#fffffe" fo:padding="0cm" fo:border="none"/>
      <style:text-properties fo:font-variant="normal" fo:text-transform="none" fo:color="#000000" style:font-name="Helvetica" fo:font-size="10.5pt" fo:letter-spacing="normal" fo:font-style="normal" fo:font-weight="normal"/>
    </style:style>
    <style:style style:name="P3" style:family="paragraph" style:parent-style-name="Heading_20_1">
      <style:text-properties fo:font-variant="normal" fo:text-transform="none" fo:color="#000000" style:font-name="Helvetica" fo:font-size="13.5pt" fo:letter-spacing="normal" fo:font-style="normal" fo:font-weight="normal"/>
    </style:style>
    <style:style style:name="P4" style:family="paragraph" style:parent-style-name="Heading_20_3">
      <loext:graphic-properties draw:fill="solid" draw:fill-color="#fffffe" draw:opacity="100%"/>
      <style:paragraph-properties fo:margin-left="0cm" fo:margin-right="0cm" fo:margin-top="0.529cm" fo:margin-bottom="0.238cm" loext:contextual-spacing="false" fo:orphans="2" fo:widows="2" fo:text-indent="0cm" style:auto-text-indent="false" fo:background-color="#fffffe" fo:padding="0cm" fo:border="none"/>
      <style:text-properties fo:font-variant="normal" fo:text-transform="none" fo:color="#000000" style:font-name="Helvetica" fo:font-size="12pt" fo:letter-spacing="normal" fo:font-style="normal"/>
    </style:style>
    <style:style style:name="P5" style:family="paragraph">
      <style:paragraph-properties fo:margin-left="0cm" fo:margin-right="0cm" fo:margin-top="0cm" fo:margin-bottom="0.265cm" style:line-height-at-least="0.423cm" fo:text-indent="0cm"/>
      <style:text-properties fo:color="#000000" style:font-name="Helvetica1" fo:font-size="10.5pt" style:font-name-complex="Helvetica1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ce181e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lv" fo:country="LV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a xlink:type="simple" xlink:href="https://rockingsoccer.com/lv/futbols/help/home/category-11/article-56" text:style-name="Internet_20_link" text:visited-style-name="Visited_20_Internet_20_Link">https://rockingsoccer.com/lv/futbols/help/home/category-11/article-56</text:a></text:h>
      <text:h text:style-name="P3" text:outline-level="1">Spēles pamati: Rocking Soccer valstis</text:h>
      <text:p text:style-name="P2">Spēlē Rocking Soccer ir pieejamas vairāk kā 200 valstis. Pastāv iespēja izveidot spēlētājus no šīm valstīm. Kad kādā no valstīm ir sasniegts 17 spēlētāju skaits, tad tiek izveidota valsts izlase.</text:p>
      <text:p text:style-name="P2">Ne visām <text:span text:style-name="T1"><office:annotation office:name="__Annotation__1_1104266953"><dc:creator>Nezināms autors</dc:creator><dc:date>2018-11-11T16:33:38.018000000</dc:date><text:p text:style-name="P5"><text:span text:style-name="T2">valstīm</text:span></text:p></office:annotation></text:span><text:span text:style-name="T1">valtīm</text:span><office:annotation-end office:name="__Annotation__1_1104266953"/> ir aktīvas līgas. Bet tiklīdz ir četri <office:annotation office:name="__Annotation__4_1104266953"><dc:creator>Nezināms autors</dc:creator><dc:date>2018-11-11T16:34:14.403000000</dc:date><text:p text:style-name="P5"><text:span text:style-name="T2">menedžeri, kas</text:span></text:p></office:annotation>menedžeri ,kas<office:annotation-end office:name="__Annotation__4_1104266953"/> ir pieteikušies gaidīšanas rindā, līga tiek aktivizēta.</text:p>
      <text:h text:style-name="P4" text:outline-level="3">Kā tiek izvēlētas valstis kuras pievienot?</text:h>
      <text:p text:style-name="P2">Ne visas "valstis" ir neatkarīgas valstis politiskajā ziņā. <office:annotation office:name="__Annotation__5_1104266953"><dc:creator>Nezināms autors</dc:creator><dc:date>2018-11-11T16:35:21.623000000</dc:date><text:p text:style-name="P6"><text:span text:style-name="T2">komats</text:span></text:p></office:annotation>Piemēram Skotija<office:annotation-end office:name="__Annotation__5_1104266953"/> ir daļa no Apvienotās Karalistes, bet skotiem ir sava nacionālā līga un izlase.</text:p>
      <text:p text:style-name="P2">Spēles "valstis" ir FIFA biedri, tādejādi spēlē oficiālos izlašu turnīros vai arī organizē savas valsts futbola līgu.</text:p>
      <text:h text:style-name="P4" text:outline-level="3">Kontinenti</text:h>
      <text:p text:style-name="P2">Arī mūsu <office:annotation office:name="__Annotation__7_1104266953"><dc:creator>Nezināms autors</dc:creator><dc:date>2018-11-11T16:36:11.808000000</dc:date><text:p text:style-name="P5"><text:span text:style-name="T2">"kontinenti" tiek</text:span></text:p></office:annotation>"kontinenti"tiek<office:annotation-end office:name="__Annotation__7_1104266953"/> ņemti no futbola pasaules. Austrālija ir atsevišķs kontinents, bet starptautiskos turnīrus <office:annotation office:name="__Annotation__9_1104266953"><dc:creator>Nezināms autors</dc:creator><dc:date>2018-11-11T16:36:38.671000000</dc:date><text:p text:style-name="P5"><text:span text:style-name="T2">aizvada</text:span></text:p></office:annotation><text:span text:style-name="T1">aivada</text:span><office:annotation-end office:name="__Annotation__9_1104266953"/> pie Āzijas, <office:annotation office:name="__Annotation__13_1104266953"><dc:creator>Nezināms autors</dc:creator><dc:date>2018-11-11T16:37:42.552000000</dc:date><text:p text:style-name="P5"><text:span text:style-name="T2">tāpēc</text:span></text:p></office:annotation>tāpec<office:annotation-end office:name="__Annotation__13_1104266953"/> mēs arī pievienojām pie <office:annotation office:name="__Annotation__15_1104266953"><dc:creator>Nezināms autors</dc:creator><dc:date>2018-11-11T16:38:36.208000000</dc:date><text:p text:style-name="P5"><text:span text:style-name="T2">Āzijas</text:span></text:p></office:annotation>Āzijai<office:annotation-end office:name="__Annotation__15_1104266953"/>. Daži citi piemēri līdzīgai situācijai: Izraēla (spēlē Eiropā), Surinama, Gajāna un Franču Gviāna (Ziemeļamerikā) un Kazahstāna (Eiropā).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, Arial"/>
    <style:font-face style:name="Helvetica" svg:font-family="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lv" fo:country="LV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v" fo:country="LV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6:31:48.488000000</meta:creation-date>
    <dc:date>2018-11-11T16:40:48.334000000</dc:date>
    <meta:editing-duration>PT8M59S</meta:editing-duration>
    <meta:editing-cycles>2</meta:editing-cycles>
    <meta:generator>LibreOffice/6.0.2.1$Windows_X86_64 LibreOffice_project/f7f06a8f319e4b62f9bc5095aa112a65d2f3ac89</meta:generator>
    <meta:document-statistic meta:table-count="0" meta:image-count="0" meta:object-count="0" meta:page-count="1" meta:paragraph-count="9" meta:word-count="142" meta:character-count="1061" meta:non-whitespace-character-count="928"/>
  </office:meta>
</office:document-meta>
</file>